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7.06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0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8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3.13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4.14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1.60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62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369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7.83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draw:stroke="none" svg:stroke-width="0.053cm" svg:stroke-color="#000000" draw:marker-start-width="0.279cm" draw:marker-end-width="0.279cm" draw:fill="solid" draw:fill-color="#ffffff" draw:textarea-horizontal-align="left" draw:auto-grow-height="true" draw:auto-grow-width="false" fo:min-height="0.704cm" fo:min-width="14.535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111cm" fo:min-width="2.49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margin-left="0cm" fo:margin-right="5.69cm" fo:margin-top="0.203cm" fo:margin-bottom="0.102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5.69cm" fo:margin-top="0.203cm" fo:margin-bottom="0.10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62cm" svg:height="2.413cm" svg:x="9.47cm" svg:y="0.254cm">
          <text:p text:style-name="P1">JVM Fl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2.413cm" svg:x="4.826cm" svg:y="8.128cm">
          <text:p text:style-name="P1">ByteC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81cm" svg:height="2.413cm" svg:x="2.413cm" svg:y="5.207cm">
          <text:p text:style-name="P1">CodeCache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29cm" svg:height="2.413cm" svg:x="0.254cm" svg:y="8.128cm"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683cm" svg:height="2.413cm" svg:x="8.636cm" svg:y="8.128cm">
          <text:p text:style-name="P1">Interprete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699cm" svg:height="2.413cm" svg:x="10.922cm" svg:y="5.207cm">
          <text:p text:style-name="P1">DeOptim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159cm" svg:height="2.413cm" svg:x="14.859cm" svg:y="8.128cm">
          <text:p text:style-name="P1">GC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175cm" svg:height="2.413cm" svg:x="20.447cm" svg:y="5.207cm"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2.921cm" svg:height="2.413cm" svg:x="16.383cm" svg:y="5.207cm">
          <text:p text:style-name="P1">Prior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3.175cm" svg:height="2.413cm" svg:x="18.288cm" svg:y="8.128cm">
          <text:p text:style-name="P1">Tempo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line-skew="-1.46cm" svg:x1="6.604cm" svg:y1="8.128cm" svg:x2="13.28cm" svg:y2="2.667cm" draw:start-shape="id1" draw:start-glue-point="0" draw:end-shape="id2" draw:end-glue-point="2" svg:d="M6604 8128v-4191h6676v-1270" svg:viewBox="0 0 6677 5462">
          <text:p/>
        </draw:connector>
        <draw:connector draw:style-name="gr10" draw:text-style-name="P2" draw:layer="layout" svg:x1="4.318cm" svg:y1="5.207cm" svg:x2="13.28cm" svg:y2="2.667cm" draw:start-shape="id3" draw:start-glue-point="0" draw:end-shape="id2" draw:end-glue-point="2" svg:d="M4318 5207v-1271h8962v-1269" svg:viewBox="0 0 8963 2541">
          <text:p/>
        </draw:connector>
        <draw:connector draw:style-name="gr10" draw:text-style-name="P2" draw:layer="layout" draw:line-skew="-1.46cm" svg:x1="1.968cm" svg:y1="8.128cm" svg:x2="13.28cm" svg:y2="2.667cm" draw:start-shape="id4" draw:start-glue-point="0" draw:end-shape="id2" draw:end-glue-point="2" svg:d="M1968 8128v-4191h11312v-1270" svg:viewBox="0 0 11313 5462">
          <text:p/>
        </draw:connector>
        <draw:connector draw:style-name="gr10" draw:text-style-name="P2" draw:layer="layout" draw:line-skew="-1.46cm" svg:x1="10.477cm" svg:y1="8.128cm" svg:x2="13.28cm" svg:y2="2.667cm" draw:start-shape="id5" draw:start-glue-point="0" draw:end-shape="id2" draw:end-glue-point="2" svg:d="M10477 8128v-4191h2803v-1270" svg:viewBox="0 0 2804 5462">
          <text:p/>
        </draw:connector>
        <draw:connector draw:style-name="gr10" draw:text-style-name="P2" draw:layer="layout" svg:x1="13.271cm" svg:y1="5.207cm" svg:x2="13.28cm" svg:y2="2.667cm" draw:start-shape="id6" draw:start-glue-point="0" draw:end-shape="id2" draw:end-glue-point="2" svg:d="M13271 5207v-1271h9v-1269" svg:viewBox="0 0 10 2541">
          <text:p/>
        </draw:connector>
        <draw:connector draw:style-name="gr10" draw:text-style-name="P2" draw:layer="layout" draw:line-skew="-1.46cm" svg:x1="15.938cm" svg:y1="8.128cm" svg:x2="13.28cm" svg:y2="2.667cm" draw:start-shape="id7" draw:start-glue-point="0" draw:end-shape="id2" draw:end-glue-point="2" svg:d="M15938 8128v-4191h-2658v-1270" svg:viewBox="0 0 2659 5462">
          <text:p/>
        </draw:connector>
        <draw:connector draw:style-name="gr10" draw:text-style-name="P2" draw:layer="layout" svg:x1="22.034cm" svg:y1="5.207cm" svg:x2="13.28cm" svg:y2="2.667cm" draw:start-shape="id8" draw:start-glue-point="0" draw:end-shape="id2" draw:end-glue-point="2" svg:d="M22034 5207v-1271h-8754v-1269" svg:viewBox="0 0 8755 2541">
          <text:p/>
        </draw:connector>
        <draw:connector draw:style-name="gr10" draw:text-style-name="P2" draw:layer="layout" draw:line-skew="0.001cm" svg:x1="17.843cm" svg:y1="5.207cm" svg:x2="13.28cm" svg:y2="2.667cm" draw:start-shape="id9" draw:start-glue-point="0" draw:end-shape="id2" draw:end-glue-point="2" svg:d="M17843 5207v-1270h-4563v-1270" svg:viewBox="0 0 4564 2541">
          <text:p/>
        </draw:connector>
        <draw:connector draw:style-name="gr10" draw:text-style-name="P2" draw:layer="layout" draw:line-skew="-1.46cm" svg:x1="19.875cm" svg:y1="8.128cm" svg:x2="13.28cm" svg:y2="2.667cm" draw:start-shape="id10" draw:start-glue-point="0" draw:end-shape="id2" draw:end-glue-point="2" svg:d="M19875 8128v-4191h-6595v-1270" svg:viewBox="0 0 6596 5462">
          <text:p/>
        </draw:connector>
        <draw:custom-shape draw:style-name="gr11" draw:text-style-name="P2" xml:id="id11" draw:id="id11" draw:layer="layout" svg:width="8.382cm" svg:height="2.413cm" svg:x="2.921cm" svg:y="19.05cm">
          <text:p text:style-name="P1">TieredCompilation + 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3.429cm" svg:height="2.413cm" svg:x="3.048cm" svg:y="14.315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3.429cm" svg:height="2.413cm" svg:x="3.048cm" svg:y="11.557cm">
          <text:p text:style-name="P1">Comm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svg:x1="2.921cm" svg:y1="20.256cm" svg:x2="1.968cm" svg:y2="10.541cm" draw:start-shape="id11" draw:start-glue-point="3" draw:end-shape="id4" draw:end-glue-point="2" svg:d="M2921 20256h-953v-9715" svg:viewBox="0 0 954 9716">
          <text:p text:style-name="P3"><text:span text:style-name="T1"/></text:p>
          <text:p text:style-name="P3"><text:span text:style-name="T1"/></text:p>
        </draw:connector>
        <draw:connector draw:style-name="gr10" draw:text-style-name="P5" draw:layer="layout" svg:x1="3.048cm" svg:y1="15.521cm" svg:x2="1.968cm" svg:y2="10.541cm" draw:start-shape="id12" draw:start-glue-point="3" draw:end-shape="id4" draw:end-glue-point="2" svg:d="M3048 15521h-1080v-4980" svg:viewBox="0 0 1081 4981">
          <text:p/>
        </draw:connector>
        <draw:connector draw:style-name="gr10" draw:text-style-name="P5" draw:layer="layout" svg:x1="3.048cm" svg:y1="12.763cm" svg:x2="1.968cm" svg:y2="10.541cm" draw:start-shape="id13" draw:start-glue-point="3" draw:end-shape="id4" draw:end-glue-point="2" svg:d="M3048 12763h-1080v-2222" svg:viewBox="0 0 1081 2223">
          <text:p/>
        </draw:connector>
        <draw:custom-shape draw:style-name="gr4" draw:text-style-name="P2" xml:id="id14" draw:id="id14" draw:layer="layout" svg:width="3.429cm" svg:height="2.413cm" svg:x="16.891cm" svg:y="16.764cm">
          <text:p text:style-name="P1">C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429cm" svg:height="2.413cm" svg:x="16.891cm" svg:y="19.431cm">
          <text:p text:style-name="P1">G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429cm" svg:height="2.413cm" svg:x="16.891cm" svg:y="14.097cm">
          <text:p text:style-name="P1">Throughput</text:p>
          <text:p text:style-name="P1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3.429cm" svg:height="2.413cm" svg:x="16.891cm" svg:y="11.43cm">
          <text:p text:style-name="P1">Seri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3.429cm" svg:height="2.413cm" svg:x="21.59cm" svg:y="15.621cm">
          <text:p text:style-name="P1">ParallelO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3.429cm" svg:height="2.413cm" svg:x="21.59cm" svg:y="12.827cm">
          <text:p text:style-name="P1">Parall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16.891cm" svg:y1="17.97cm" svg:x2="15.938cm" svg:y2="10.541cm" draw:start-shape="id14" draw:start-glue-point="3" draw:end-shape="id7" draw:end-glue-point="2" svg:d="M16891 17970h-953v-7429" svg:viewBox="0 0 954 7430">
          <text:p/>
        </draw:connector>
        <draw:connector draw:style-name="gr10" draw:text-style-name="P5" draw:layer="layout" svg:x1="16.891cm" svg:y1="20.637cm" svg:x2="15.938cm" svg:y2="10.541cm" draw:start-shape="id15" draw:start-glue-point="3" draw:end-shape="id7" draw:end-glue-point="2" svg:d="M16891 20637h-953v-10096" svg:viewBox="0 0 954 10097">
          <text:p/>
        </draw:connector>
        <draw:connector draw:style-name="gr10" draw:text-style-name="P5" draw:layer="layout" svg:x1="16.891cm" svg:y1="15.303cm" svg:x2="15.938cm" svg:y2="10.541cm" draw:start-shape="id16" draw:start-glue-point="3" draw:end-shape="id7" draw:end-glue-point="2" svg:d="M16891 15303h-953v-4762" svg:viewBox="0 0 954 4763">
          <text:p/>
        </draw:connector>
        <draw:connector draw:style-name="gr10" draw:text-style-name="P5" draw:layer="layout" svg:x1="16.891cm" svg:y1="12.636cm" svg:x2="15.938cm" svg:y2="10.541cm" draw:start-shape="id17" draw:start-glue-point="3" draw:end-shape="id7" draw:end-glue-point="2" svg:d="M16891 12636h-953v-2095" svg:viewBox="0 0 954 2096">
          <text:p/>
        </draw:connector>
        <draw:connector draw:style-name="gr10" draw:text-style-name="P5" draw:layer="layout" svg:x1="21.59cm" svg:y1="16.827cm" svg:x2="20.32cm" svg:y2="15.303cm" draw:start-shape="id18" draw:start-glue-point="3" draw:end-shape="id16" draw:end-glue-point="1" svg:d="M21590 16827h-636v-1524h-634" svg:viewBox="0 0 1271 1525">
          <text:p/>
        </draw:connector>
        <draw:connector draw:style-name="gr10" draw:text-style-name="P5" draw:layer="layout" svg:x1="21.59cm" svg:y1="14.033cm" svg:x2="20.32cm" svg:y2="15.303cm" draw:start-shape="id19" draw:start-glue-point="3" draw:end-shape="id16" draw:end-glue-point="1" svg:d="M21590 14033h-636v1270h-634" svg:viewBox="0 0 1271 1271">
          <text:p/>
        </draw:connector>
        <draw:frame draw:style-name="gr13" draw:text-style-name="P7" draw:layer="layout" svg:width="9.447cm" svg:height="0.954cm" svg:x="3.048cm" svg:y="17.907cm">
          <draw:text-box>
            <text:p text:style-name="P6"><text:span text:style-name="T2">if (TieredCompilation) == TRUE</text:span></text:p>
          </draw:text-box>
        </draw:frame>
        <draw:custom-shape draw:style-name="gr14" draw:text-style-name="P2" xml:id="id20" draw:id="id20" draw:layer="layout" svg:width="3.048cm" svg:height="2.413cm" svg:x="6.985cm" svg:y="5.207cm">
          <text:p text:style-name="P1">Compi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line-skew="0.263cm" svg:x1="8.509cm" svg:y1="5.207cm" svg:x2="13.281cm" svg:y2="2.668cm" draw:start-shape="id20" draw:start-glue-point="0" svg:d="M8509 5207v-1270h4772v-1269" svg:viewBox="0 0 4773 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2.0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12:00:20.331978465</meta:creation-date>
    <dc:date>2017-09-04T10:27:28.417485320</dc:date>
    <meta:editing-duration>PT11M26S</meta:editing-duration>
    <meta:editing-cycles>3</meta:editing-cycles>
    <meta:generator>LibreOffice/5.4.0.3$Linux_X86_64 LibreOffice_project/40m0$Build-3</meta:generator>
    <meta:document-statistic meta:object-count="40"/>
  </office:meta>
</office:document-meta>
</file>